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ee"/>
      <style:paragraph-properties fo:margin-left="1.693cm" fo:margin-right="0cm" fo:margin-top="0.212cm" fo:margin-bottom="0.423cm" style:contextual-spacing="false" style:line-height-at-least="0.593cm" fo:text-indent="0cm" style:auto-text-indent="false" fo:background-color="#ffffee" fo:padding-left="0.423cm" fo:padding-right="0.423cm" fo:padding-top="0.212cm" fo:padding-bottom="0.212cm" fo:border="0.74pt dashed #cccc99" style:vertical-align="top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2814d"/>
    </style:style>
    <style:style style:name="P2" style:family="paragraph" style:parent-style-name="Standard">
      <style:paragraph-properties fo:margin-left="0.423cm" fo:margin-right="0cm" fo:margin-top="0.494cm" fo:margin-bottom="0.494cm" style:contextual-spacing="false" fo:line-height="100%" fo:text-indent="0cm" style:auto-text-indent="false"/>
      <style:text-properties officeooo:paragraph-rsid="0012814d"/>
    </style:style>
    <style:style style:name="P3" style:family="paragraph" style:parent-style-name="Standard">
      <style:paragraph-properties fo:margin-left="0.423cm" fo:margin-right="0cm" fo:margin-top="0.494cm" fo:margin-bottom="0.494cm" style:contextual-spacing="false" fo:line-height="100%" fo:text-indent="0cm" style:auto-text-indent="false"/>
      <style:text-properties fo:color="#333333" loext:opacity="100%" style:font-name="Verdana" fo:font-size="13.5pt" officeooo:paragraph-rsid="0012814d" style:font-name-asian="Times New Roman1" style:font-size-asian="13.5pt" style:language-asian="es" style:country-asian="ES" style:font-name-complex="Times New Roman1" style:font-size-complex="13.5pt"/>
    </style:style>
    <style:style style:name="P4" style:family="paragraph" style:parent-style-name="Standard">
      <style:paragraph-properties fo:margin-left="1.27cm" fo:margin-right="0cm" fo:margin-top="0.494cm" fo:margin-bottom="0.494cm" style:contextual-spacing="false" fo:line-height="100%" fo:text-indent="0cm" style:auto-text-indent="false"/>
      <style:text-properties fo:color="#333333" loext:opacity="100%" style:font-name="Verdana" fo:font-size="13.5pt" officeooo:paragraph-rsid="0012814d" style:font-name-asian="Times New Roman1" style:font-size-asian="13.5pt" style:language-asian="es" style:country-asian="ES" style:font-name-complex="Times New Roman1" style:font-size-complex="13.5pt"/>
    </style:style>
    <style:style style:name="P5" style:family="paragraph" style:parent-style-name="Standard" style:list-style-name="">
      <style:paragraph-properties fo:margin-top="0.494cm" fo:margin-bottom="0.494cm" style:contextual-spacing="false" fo:line-height="100%"/>
      <style:text-properties officeooo:paragraph-rsid="0012814d"/>
    </style:style>
    <style:style style:name="P6" style:family="paragraph" style:parent-style-name="Standard" style:list-style-name="WWNum3">
      <style:paragraph-properties fo:margin-left="1.693cm" fo:margin-right="0.423cm" fo:margin-top="0.212cm" fo:margin-bottom="0.212cm" style:contextual-spacing="false" fo:line-height="100%" fo:text-indent="-0.635cm" style:auto-text-indent="false"/>
      <style:text-properties officeooo:paragraph-rsid="0012814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18b2c1"/>
    </style:style>
    <style:style style:name="P8" style:family="paragraph" style:parent-style-name="Standard" style:list-style-name="">
      <style:paragraph-properties fo:margin-top="0.494cm" fo:margin-bottom="0.494cm" style:contextual-spacing="false" fo:line-height="100%"/>
      <style:text-properties fo:color="#000033" loext:opacity="100%" style:font-name="Georgia" fo:font-size="18pt" officeooo:paragraph-rsid="0012814d" style:font-name-asian="Times New Roman1" style:font-size-asian="18pt" style:language-asian="es" style:country-asian="ES" style:font-name-complex="Times New Roman1" style:font-size-complex="18pt"/>
    </style:style>
    <style:style style:name="P9" style:family="paragraph" style:parent-style-name="Standard" style:list-style-name="WWNum3">
      <loext:graphic-properties draw:fill="solid" draw:fill-color="#ffffee"/>
      <style:paragraph-properties fo:margin-left="1.693cm" fo:margin-right="0cm" fo:margin-top="0.212cm" fo:margin-bottom="0.423cm" style:contextual-spacing="false" style:line-height-at-least="0.593cm" fo:text-indent="-0.635cm" style:auto-text-indent="false" fo:background-color="#ffffee" fo:padding-left="0.423cm" fo:padding-right="0.423cm" fo:padding-top="0.212cm" fo:padding-bottom="0.212cm" fo:border="0.74pt dashed #cccc99" style:vertical-align="top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2814d"/>
    </style:style>
    <style:style style:name="P10" style:family="paragraph" style:parent-style-name="Standard">
      <loext:graphic-properties draw:fill="solid" draw:fill-color="#ffffee"/>
      <style:paragraph-properties fo:margin-left="0.423cm" fo:margin-right="0.423cm" fo:margin-top="0.423cm" fo:margin-bottom="0.423cm" style:contextual-spacing="false" style:line-height-at-least="0.593cm" fo:text-indent="0cm" style:auto-text-indent="false" fo:background-color="#ffffee" fo:padding-left="0.423cm" fo:padding-right="0.423cm" fo:padding-top="0.212cm" fo:padding-bottom="0.212cm" fo:border="0.74pt dashed #cccc9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8226a"/>
    </style:style>
    <style:style style:name="P11" style:family="paragraph" style:parent-style-name="Standard" style:list-style-name="WWNum3">
      <style:paragraph-properties fo:margin-left="1.058cm" fo:margin-right="0.423cm" fo:margin-top="0.212cm" fo:margin-bottom="0.212cm" style:contextual-spacing="false" fo:line-height="100%" fo:text-indent="0cm" style:auto-text-indent="false"/>
      <style:text-properties fo:color="#333333" loext:opacity="100%" style:font-name="Courier New" fo:font-size="13.5pt" officeooo:paragraph-rsid="0012814d" style:font-name-asian="Times New Roman1" style:font-size-asian="13.5pt" style:language-asian="es" style:country-asian="ES" style:font-name-complex="Courier New1" style:font-size-complex="13.5pt"/>
    </style:style>
    <style:style style:name="T1" style:family="text">
      <style:text-properties fo:color="#000099" loext:opacity="100%" style:font-name="Courier New" style:font-name-asian="Times New Roman1" style:language-asian="es" style:country-asian="ES" style:font-name-complex="Courier New1"/>
    </style:style>
    <style:style style:name="T2" style:family="text">
      <style:text-properties fo:color="#000099" loext:opacity="100%" style:font-name="Courier New" officeooo:rsid="0018226a" style:font-name-asian="Times New Roman1" style:language-asian="es" style:country-asian="ES" style:font-name-complex="Courier New1"/>
    </style:style>
    <style:style style:name="T3" style:family="text">
      <style:text-properties fo:color="#333333" loext:opacity="100%" style:font-name="Courier New" style:font-name-asian="Times New Roman1" style:language-asian="es" style:country-asian="ES" style:font-name-complex="Courier New1"/>
    </style:style>
    <style:style style:name="T4" style:family="text">
      <style:text-properties fo:color="#333333" loext:opacity="100%" style:font-name="Courier New" officeooo:rsid="0014215c" style:font-name-asian="Times New Roman1" style:language-asian="es" style:country-asian="ES" style:font-name-complex="Courier New1"/>
    </style:style>
    <style:style style:name="T5" style:family="text">
      <style:text-properties fo:color="#333333" loext:opacity="100%" style:font-name="Courier New" officeooo:rsid="0014e42b" style:font-name-asian="Times New Roman1" style:language-asian="es" style:country-asian="ES" style:font-name-complex="Courier New1"/>
    </style:style>
    <style:style style:name="T6" style:family="text">
      <style:text-properties fo:color="#333333" loext:opacity="100%" style:font-name="Verdana" fo:font-size="13.5pt" style:font-name-asian="Times New Roman1" style:font-size-asian="13.5pt" style:language-asian="es" style:country-asian="ES" style:font-name-complex="Times New Roman1" style:font-size-complex="13.5pt"/>
    </style:style>
    <style:style style:name="T7" style:family="text">
      <style:text-properties fo:color="#000033" loext:opacity="100%" style:font-name="Georgia" fo:font-size="24pt" style:font-name-asian="Times New Roman1" style:font-size-asian="24pt" style:language-asian="es" style:country-asian="ES" style:font-name-complex="Times New Roman1" style:font-size-complex="24pt"/>
    </style:style>
    <style:style style:name="T8" style:family="text">
      <style:text-properties fo:color="#000033" loext:opacity="100%" style:font-name="Georgia" fo:font-size="24pt" officeooo:rsid="0012814d" style:font-name-asian="Times New Roman1" style:font-size-asian="24pt" style:language-asian="es" style:country-asian="ES" style:font-name-complex="Times New Roman1" style:font-size-complex="24pt"/>
    </style:style>
    <style:style style:name="T9" style:family="text">
      <style:text-properties fo:color="#000000" loext:opacity="100%" style:font-name="Verdana" fo:font-size="13.5pt" style:font-name-asian="Times New Roman1" style:font-size-asian="13.5pt" style:language-asian="es" style:country-asian="ES" style:font-name-complex="Times New Roman1" style:font-size-complex="13.5pt"/>
    </style:style>
    <style:style style:name="T10" style:family="text">
      <style:text-properties fo:color="#000000" loext:opacity="100%" style:font-name="Verdana" fo:font-size="13.5pt" officeooo:rsid="0018b2c1" style:font-name-asian="Times New Roman1" style:font-size-asian="13.5pt" style:language-asian="es" style:country-asian="ES" style:font-name-complex="Times New Roman1" style:font-size-complex="13.5pt"/>
    </style:style>
    <style:style style:name="T11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2" style:family="text">
      <style:text-properties style:font-name="Courier New" style:font-name-asian="Times New Roman1" style:language-asian="es" style:country-asian="ES" style:font-name-complex="Courier New1"/>
    </style:style>
    <style:style style:name="T13" style:family="text">
      <style:text-properties style:font-name="Courier New" officeooo:rsid="0012e4d7" style:font-name-asian="Times New Roman1" style:language-asian="es" style:country-asian="ES" style:font-name-complex="Courier New1"/>
    </style:style>
    <style:style style:name="T14" style:family="text">
      <style:text-properties fo:color="#990000" loext:opacity="100%" style:font-name="Courier New" style:font-name-asian="Times New Roman1" style:language-asian="es" style:country-asian="ES" style:font-name-complex="Courier New1"/>
    </style:style>
    <style:style style:name="T15" style:family="text">
      <style:text-properties fo:color="#990000" loext:opacity="100%" style:font-name="Courier New" officeooo:rsid="0012e4d7" style:font-name-asian="Times New Roman1" style:language-asian="es" style:country-asian="ES" style:font-name-complex="Courier New1"/>
    </style:style>
    <style:style style:name="T16" style:family="text">
      <style:text-properties fo:color="#990000" loext:opacity="100%" style:font-name="Courier New" officeooo:rsid="0018226a" style:font-name-asian="Times New Roman1" style:language-asian="es" style:country-asian="ES" style:font-name-complex="Courier New1"/>
    </style:style>
    <style:style style:name="T17" style:family="text">
      <style:text-properties fo:color="#009900" loext:opacity="100%" style:font-name="Verdana" fo:font-size="13.5pt" style:font-name-asian="Times New Roman1" style:font-size-asian="13.5pt" style:language-asian="es" style:country-asian="ES" style:font-name-complex="Times New Roman1" style:font-size-complex="13.5pt"/>
    </style:style>
    <style:style style:name="T18" style:family="text">
      <style:text-properties fo:color="#cccccc" loext:opacity="100%" style:font-name="Verdana" fo:font-size="1pt" style:font-name-asian="Times New Roman1" style:font-size-asian="1pt" style:language-asian="es" style:country-asian="ES" style:font-name-complex="Times New Roman1" style:font-size-complex="1pt"/>
    </style:style>
    <style:style style:name="T19" style:family="text">
      <style:text-properties fo:color="#006600" loext:opacity="100%" style:font-name="Courier New" style:font-name-asian="Times New Roman1" style:language-asian="es" style:country-asian="ES" style:font-name-complex="Courier New1"/>
    </style:style>
    <style:style style:name="T20" style:family="text">
      <style:text-properties officeooo:rsid="001676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7">Ejercicios de SQL </text:span><text:span text:style-name="T8">sencillo 2</text:span></text:h>
      <text:p text:style-name="P3">Se dispone de la tabla ALUMNOS<text:span text:style-name="T20">2</text:span> con los datos de aquellos alumnos que están matriculados en el Instituto.</text:p>
      <text:p text:style-name="P7"><text:span text:style-name="T10">Lo primero que tenemos que hacer es modificar el sistema de tipo de variable a number , varchar 2 y date si queremos a varchar2</text:span></text:p>
      <text:p text:style-name="P7"><text:span text:style-name="T10">En caso de que no cambiemos el formato de date tendremos que modificar la carga de datos ya que por sistema es</text:span></text:p>
      <text:p text:style-name="P7"><text:span text:style-name="T10">AAAA/dd/mm</text:span></text:p>
      <text:p text:style-name="P7"><text:span text:style-name="T10">tendriamos que pasarlo a </text:span></text:p>
      <text:p text:style-name="P7"><text:span text:style-name="T10">DD/mm/aaaa</text:span></text:p>
      <text:p text:style-name="P7"><text:span text:style-name="T9"><text:line-break/></text:span><text:span text:style-name="T11">Código SQL para la creación de las tablas…</text:span></text:p>
      <text:p text:style-name="P10"><text:span text:style-name="T1">create</text:span><text:span text:style-name="T12"> </text:span><text:span text:style-name="T1">table</text:span><text:span text:style-name="T12"> alumnos</text:span><text:span text:style-name="T13">2</text:span></text:p>
      <text:p text:style-name="P10"><text:span text:style-name="T13"><text:s/></text:span><text:span text:style-name="T12">(expediente </text:span><text:span text:style-name="T2">number</text:span><text:span text:style-name="T12">(</text:span><text:span text:style-name="T14">10</text:span><text:span text:style-name="T12">) </text:span><text:span text:style-name="T1">primary</text:span><text:span text:style-name="T12"> </text:span><text:span text:style-name="T1">key</text:span><text:span text:style-name="T12">,<text:line-break/> <text:s/>nombre </text:span><text:span text:style-name="T1">varchar</text:span><text:span text:style-name="T2">2</text:span><text:span text:style-name="T12">(</text:span><text:span text:style-name="T14">50</text:span><text:span text:style-name="T12">),<text:line-break/> <text:s/>localidad </text:span><text:span text:style-name="T1">varchar</text:span><text:span text:style-name="T2">2</text:span><text:span text:style-name="T12">(</text:span><text:span text:style-name="T14">50</text:span><text:span text:style-name="T12">),<text:line-break/> <text:s/>fecha_nac </text:span><text:span text:style-name="T1">date</text:span><text:span text:style-name="T12">,<text:line-break/> <text:s/>direccion </text:span><text:span text:style-name="T1">varchar</text:span><text:span text:style-name="T2">2</text:span><text:span text:style-name="T12">(</text:span><text:span text:style-name="T14">50</text:span><text:span text:style-name="T12">),<text:line-break/> <text:s/>curso </text:span><text:span text:style-name="T2">number</text:span><text:span text:style-name="T12">(</text:span><text:span text:style-name="T14">2</text:span><text:span text:style-name="T12">),<text:line-break/> <text:s/>nivel </text:span><text:span text:style-name="T1">varchar</text:span><text:span text:style-name="T2">2</text:span><text:span text:style-name="T12">(</text:span><text:span text:style-name="T14">10</text:span><text:span text:style-name="T12">),<text:line-break/> <text:s/>faltas </text:span><text:span text:style-name="T2">number</text:span><text:span text:style-name="T12">(</text:span><text:span text:style-name="T14">3</text:span><text:span text:style-name="T12">)<text:line-break/>);<text:line-break/><text:line-break/></text:span><text:span text:style-name="T1">insert</text:span><text:span text:style-name="T12"> </text:span><text:span text:style-name="T1">into</text:span><text:span text:style-name="T12"> alumnos</text:span><text:span text:style-name="T13">2</text:span><text:span text:style-name="T12"> </text:span><text:span text:style-name="T1">values</text:span><text:span text:style-name="T12">(</text:span><text:span text:style-name="T14">123456</text:span><text:span text:style-name="T12">,</text:span><text:span text:style-name="T14">'Juan Miguel Soler Bakero','Murcia',’10/10/</text:span><text:span text:style-name="T16">1995</text:span><text:span text:style-name="T14">’,'Gran Vía 2 </text:span><text:span text:style-name="T15">4a’</text:span><text:span text:style-name="T14">,1</text:span><text:span text:style-name="T12">,</text:span><text:span text:style-name="T14">'ESO',15</text:span><text:span text:style-name="T12">);<text:line-break/></text:span><text:span text:style-name="T1">insert</text:span><text:span text:style-name="T12"> </text:span><text:span text:style-name="T1">into</text:span><text:span text:style-name="T12"> alumnos</text:span><text:span text:style-name="T13">2</text:span><text:span text:style-name="T12"> </text:span><text:span text:style-name="T1">values</text:span><text:span text:style-name="T12">(</text:span><text:span text:style-name="T14">654321</text:span><text:span text:style-name="T12">,</text:span><text:span text:style-name="T14">'Laura Gómez Fernández','Lorca','05/10/</text:span><text:span text:style-name="T16">1995</text:span><text:span text:style-name="T14">','Junterones 10 5B',2</text:span><text:span text:style-name="T12">,</text:span><text:span text:style-name="T14">'ESO',25</text:span><text:span text:style-name="T12">);<text:line-break/></text:span><text:span text:style-name="T1">insert</text:span><text:span text:style-name="T12"> </text:span><text:span text:style-name="T1">into</text:span><text:span text:style-name="T12"> alumnos</text:span><text:span text:style-name="T13">2</text:span><text:span text:style-name="T12"> </text:span><text:span text:style-name="T1">values</text:span><text:span text:style-name="T12">(</text:span><text:span text:style-name="T14">765432</text:span><text:span text:style-name="T12">,</text:span><text:span text:style-name="T14">'Beatriz Martínez Hernández','Murcia','05/05/</text:span><text:span text:style-name="T16">1993</text:span><text:span text:style-name="T14">','Plaza Mayor 6 3B',3</text:span><text:span text:style-name="T12">,</text:span><text:span text:style-name="T14">'ESO',5</text:span><text:span text:style-name="T12">);<text:line-break/></text:span><text:span text:style-name="T1">insert</text:span><text:span text:style-name="T12"> </text:span><text:span text:style-name="T1">into</text:span><text:span text:style-name="T12"> alumnos</text:span><text:span text:style-name="T13">2</text:span><text:span text:style-name="T12"> </text:span><text:span text:style-name="T1">values</text:span><text:span text:style-name="T12">(</text:span><text:span text:style-name="T14">987654</text:span><text:span text:style-name="T12">,</text:span><text:span text:style-name="T14">'Diego Martín Llorente','Alhama de Murcia','06/03/</text:span><text:span text:style-name="T16">1990</text:span><text:span text:style-name="T14">','Diego de la Cierva 5 7A',1</text:span><text:span text:style-name="T12">,</text:span><text:span text:style-name="T14">'BACHILLER',34</text:span><text:span text:style-name="T12">);<text:line-break/></text:span><text:span text:style-name="T1">insert</text:span><text:span text:style-name="T12"> </text:span><text:span text:style-name="T1">into</text:span><text:span text:style-name="T12"> alumnos</text:span><text:span text:style-name="T13">2</text:span><text:span text:style-name="T12"> </text:span><text:span text:style-name="T1">values</text:span><text:span text:style-name="T12">(</text:span><text:span text:style-name="T14">445544</text:span><text:span text:style-name="T12">,</text:span><text:span text:style-name="T14">'Juan Francisco Cano Riquelme','Murcia','07/01/</text:span><text:span text:style-name="T16">1992</text:span><text:span text:style-name="T14">','Plaza de Belluga 3 </text:span><text:soft-page-break/><text:span text:style-name="T14">4A',4</text:span><text:span text:style-name="T12">,</text:span><text:span text:style-name="T14">'ESO',13</text:span><text:span text:style-name="T12">);<text:line-break/></text:span><text:span text:style-name="T1">insert</text:span><text:span text:style-name="T12"> </text:span><text:span text:style-name="T1">into</text:span><text:span text:style-name="T12"> alumnos</text:span><text:span text:style-name="T13">2</text:span><text:span text:style-name="T12"> </text:span><text:span text:style-name="T1">values</text:span><text:span text:style-name="T12">(</text:span><text:span text:style-name="T14">223322</text:span><text:span text:style-name="T12">,</text:span><text:span text:style-name="T14">'Raquel Riquelme Rubio','Lorca','11/</text:span><text:span text:style-name="T16">12</text:span><text:span text:style-name="T14">/</text:span><text:span text:style-name="T16">1990</text:span><text:span text:style-name="T14">','San Juan 14 3B',1</text:span><text:span text:style-name="T12">,</text:span><text:span text:style-name="T14">'BACHILLER',7</text:span><text:span text:style-name="T12">);<text:line-break/></text:span><text:span text:style-name="T1">insert</text:span><text:span text:style-name="T12"> </text:span><text:span text:style-name="T1">into</text:span><text:span text:style-name="T12"> alumnos</text:span><text:span text:style-name="T13">2</text:span><text:span text:style-name="T12"> </text:span><text:span text:style-name="T1">values</text:span><text:span text:style-name="T12">(</text:span><text:span text:style-name="T14">9988877</text:span><text:span text:style-name="T12">,</text:span><text:span text:style-name="T14">'Cristina Sánchez Bermejo','Murcia','03/</text:span><text:span text:style-name="T16">09</text:span><text:span text:style-name="T14">/</text:span><text:span text:style-name="T16">1995</text:span><text:span text:style-name="T14">','Torre de Romo 7’, 1</text:span><text:span text:style-name="T12">,</text:span><text:span text:style-name="T14">'ESO',1</text:span><text:span text:style-name="T12">);<text:line-break/></text:span><text:span text:style-name="T1">insert</text:span><text:span text:style-name="T12"> </text:span><text:span text:style-name="T1">into</text:span><text:span text:style-name="T12"> alumnos</text:span><text:span text:style-name="T13">2</text:span><text:span text:style-name="T12"> </text:span><text:span text:style-name="T1">values</text:span><text:span text:style-name="T12">(</text:span><text:span text:style-name="T14">334455</text:span><text:span text:style-name="T12">,</text:span><text:span text:style-name="T14">'Pedro Jesús Rodríguez Soler','Alhama de Murcia','03/10/</text:span><text:span text:style-name="T16">1994</text:span><text:span text:style-name="T14">','Camino de Badel 4',2</text:span><text:span text:style-name="T12">,</text:span><text:span text:style-name="T14">'ESO',11</text:span><text:span text:style-name="T12">);<text:line-break/></text:span><text:span text:style-name="T1">insert</text:span><text:span text:style-name="T12"> </text:span><text:span text:style-name="T1">into</text:span><text:span text:style-name="T12"> alumnos</text:span><text:span text:style-name="T13">2</text:span><text:span text:style-name="T12"> </text:span><text:span text:style-name="T1">values</text:span><text:span text:style-name="T12">(</text:span><text:span text:style-name="T14">334400</text:span><text:span text:style-name="T12">,</text:span><text:span text:style-name="T14">'Javier Ramánez Rodríguez','Murcia','05/</text:span><text:span text:style-name="T16">07</text:span><text:span text:style-name="T14">/</text:span><text:span text:style-name="T16">1993</text:span><text:span text:style-name="T14">','Gran Vía 4 3A',3</text:span><text:span text:style-name="T12">,</text:span><text:span text:style-name="T14">'ESO',0</text:span><text:span text:style-name="T12">);<text:line-break/></text:span><text:span text:style-name="T1">insert</text:span><text:span text:style-name="T12"> </text:span><text:span text:style-name="T1">into</text:span><text:span text:style-name="T12"> alumnos</text:span><text:span text:style-name="T13">2</text:span><text:span text:style-name="T12"> </text:span><text:span text:style-name="T1">values</text:span><text:span text:style-name="T12">(</text:span><text:span text:style-name="T14">993322</text:span><text:span text:style-name="T12">,</text:span><text:span text:style-name="T14">'Gema Rubio Colero','Lorca','09/09/</text:span><text:span text:style-name="T16">1992</text:span><text:span text:style-name="T14">','Plaza Fuensanta 5 7A',1</text:span><text:span text:style-name="T12">,</text:span><text:span text:style-name="T14">'BACHILLER',19</text:span><text:span text:style-name="T12">);<text:line-break/></text:span><text:span text:style-name="T1">insert</text:span><text:span text:style-name="T12"> </text:span><text:span text:style-name="T1">into</text:span><text:span text:style-name="T12"> alumnos</text:span><text:span text:style-name="T13">2</text:span><text:span text:style-name="T12"> </text:span><text:span text:style-name="T1">values</text:span><text:span text:style-name="T12">(</text:span><text:span text:style-name="T14">554411</text:span><text:span text:style-name="T12">,</text:span><text:span text:style-name="T14">'Joaquín Hernández González','Lorca','12/12/</text:span><text:span text:style-name="T16">1991</text:span><text:span text:style-name="T14">','Junterones 4 5A',2</text:span><text:span text:style-name="T12">,</text:span><text:span text:style-name="T14">'BACHILLER',14</text:span><text:span text:style-name="T12">);</text:span></text:p>
      <text:h text:style-name="P8" text:outline-level="2">Realizar las siguientes consultas:</text:h>
      <text:p text:style-name="P2"><text:a xlink:type="simple" xlink:href="https://www.proinf.net/clases/SQL/sql2011/ejercs/ejercs_sql03.html" text:style-name="Internet_20_link" text:visited-style-name="Visited_20_Internet_20_Link"><text:span text:style-name="Internet_20_link"><text:span text:style-name="T17">Mostrar/Ocultar todas las soluciones</text:span></text:span></text:a></text:p>
      <text:list xml:id="list753985549" text:style-name="WWNum3">
        <text:list-item>
          <text:p text:style-name="P6"><text:span text:style-name="T18">-- 1) </text:span><text:span text:style-name="T6">Muestra todos los datos de todos los alumnos.</text:span></text:p>
        </text:list-item>
      </text:list>
      <text:p text:style-name="P1"><text:span text:style-name="T1">SELECT</text:span><text:span text:style-name="T3"> * </text:span><text:span text:style-name="T1"><text:line-break/>FROM</text:span><text:span text:style-name="T3"> alumnos</text:span><text:span text:style-name="T4">2</text:span><text:span text:style-name="T3">;</text:span></text:p>
      <text:list xml:id="list123559681201445" text:continue-numbering="true" text:style-name="WWNum3">
        <text:list-item>
          <text:p text:style-name="P6"><text:span text:style-name="T18">-- 2) </text:span><text:span text:style-name="T6">Muestra el nombre , localidad y fecha de nacimiento de todos los alumnos.</text:span></text:p>
        </text:list-item>
      </text:list>
      <text:p text:style-name="P1"><text:span text:style-name="T1">SELECT</text:span><text:span text:style-name="T3"> nombre, localidad, fecha_nac </text:span><text:span text:style-name="T1"><text:line-break/>FROM</text:span><text:span text:style-name="T3"> alumnos</text:span><text:span text:style-name="T4">2</text:span><text:span text:style-name="T3">;</text:span></text:p>
      <text:list xml:id="list123560481532536" text:continue-numbering="true" text:style-name="WWNum3">
        <text:list-item>
          <text:p text:style-name="P6"><text:span text:style-name="T18">-- 3) </text:span><text:span text:style-name="T6">Muestra el nombre de todos los alumnos. En el resultado de la consulta, la columna “Nombre” debe aparecer con la etiqueta “Nombre y apellidos” (ALIAS DE COLUMNAS).</text:span></text:p>
        </text:list-item>
      </text:list>
      <text:p text:style-name="P1"><text:soft-page-break/><text:span text:style-name="T1">SELECT</text:span><text:span text:style-name="T3"> nombre </text:span><text:span text:style-name="T19">"Nombre y apellidos"</text:span><text:span text:style-name="T3">, fecha_nac </text:span><text:span text:style-name="T1"><text:line-break/>FROM</text:span><text:span text:style-name="T3"> alumnos</text:span><text:span text:style-name="T4">2</text:span><text:span text:style-name="T3">;</text:span></text:p>
      <text:list xml:id="list123559659711254" text:continue-numbering="true" text:style-name="WWNum3">
        <text:list-item>
          <text:p text:style-name="P6"><text:span text:style-name="T18">-- 4) </text:span><text:span text:style-name="T6">Obtén el nombre y el número de faltas multiplicado por 2 de todos los alumnos (COLUMNAS CALCULADAS). En el resultado de la consulta, la columna faltas debe aparecer con la etiqueta “Faltas de asistencia” (ALIAS DE COLUMNAS)</text:span></text:p>
        </text:list-item>
      </text:list>
      <text:p text:style-name="P1"><text:span text:style-name="T1">SELECT</text:span><text:span text:style-name="T3"> nombre, faltas * </text:span><text:span text:style-name="T14">2</text:span><text:span text:style-name="T3"> </text:span><text:span text:style-name="T19">"Faltas de asistencia"</text:span><text:span text:style-name="T3"> </text:span><text:span text:style-name="T1"><text:line-break/>FROM</text:span><text:span text:style-name="T3"> alumnos</text:span><text:span text:style-name="T4">2</text:span><text:span text:style-name="T3">;</text:span></text:p>
      <text:list xml:id="list123560699102588" text:continue-numbering="true" text:style-name="WWNum3">
        <text:list-item>
          <text:p text:style-name="P6"><text:span text:style-name="T18">-- 5) </text:span><text:span text:style-name="T6">Consulta los datos de los alumnos que son de Lorca.</text:span></text:p>
        </text:list-item>
      </text:list>
      <text:p text:style-name="P1"><text:span text:style-name="T1">SELECT</text:span><text:span text:style-name="T3"> * </text:span><text:span text:style-name="T1"><text:line-break/>FROM</text:span><text:span text:style-name="T3"> alumnos</text:span><text:span text:style-name="T4">2</text:span><text:span text:style-name="T3"> </text:span><text:span text:style-name="T1"><text:line-break/>WHERE</text:span><text:span text:style-name="T3"> localidad = </text:span><text:span text:style-name="T14">'Lorca'</text:span><text:span text:style-name="T3">;</text:span></text:p>
      <text:list xml:id="list123560932509716" text:continue-numbering="true" text:style-name="WWNum3">
        <text:list-item>
          <text:p text:style-name="P6"><text:span text:style-name="T18">-- 6) </text:span><text:span text:style-name="T6">Obtén los datos de los alumnos que son de Murcia o Alhama de Murcia.</text:span></text:p>
        </text:list-item>
      </text:list>
      <text:p text:style-name="P1"><text:span text:style-name="T1">SELECT</text:span><text:span text:style-name="T3"> nombre, localidad</text:span><text:span text:style-name="T1"><text:line-break/>FROM</text:span><text:span text:style-name="T3"> alumnos</text:span><text:span text:style-name="T4">2</text:span><text:span text:style-name="T3"> </text:span><text:span text:style-name="T1"><text:line-break/>WHERE</text:span><text:span text:style-name="T3"> localidad = </text:span><text:span text:style-name="T14">'Alhama de Murcia'</text:span><text:span text:style-name="T3"> </text:span><text:span text:style-name="T1"><text:line-break/> <text:s/>OR</text:span><text:span text:style-name="T3"> localidad = </text:span><text:span text:style-name="T14">'Murcia'</text:span><text:span text:style-name="T3">;</text:span></text:p>
      <text:p text:style-name="P1"><text:span text:style-name="T1">SELECT</text:span><text:span text:style-name="T3"> nombre, localidad </text:span><text:span text:style-name="T1"><text:line-break/>FROM</text:span><text:span text:style-name="T3"> alumnos</text:span><text:span text:style-name="T4">2</text:span><text:span text:style-name="T3"> </text:span><text:span text:style-name="T1"><text:line-break/>WHERE</text:span><text:span text:style-name="T3"> localidad </text:span><text:span text:style-name="T1">IN</text:span><text:span text:style-name="T3"> (</text:span><text:span text:style-name="T14">'Murcia'</text:span><text:span text:style-name="T3">, </text:span><text:span text:style-name="T14">'Alhama de Murcia'</text:span><text:span text:style-name="T3">)</text:span></text:p>
      <text:p text:style-name="P1"><text:span text:style-name="T1">SELECT</text:span><text:span text:style-name="T3"> nombre, localidad </text:span><text:span text:style-name="T1"><text:line-break/>FROM</text:span><text:span text:style-name="T3"> alumnos</text:span><text:span text:style-name="T4">2</text:span><text:span text:style-name="T3"> </text:span><text:span text:style-name="T1"><text:line-break/>WHERE</text:span><text:span text:style-name="T3"> localidad </text:span><text:span text:style-name="T1">LIKE</text:span><text:span text:style-name="T3"> </text:span><text:span text:style-name="T14">'%murcia%'</text:span><text:span text:style-name="T3">;</text:span></text:p>
      <text:list xml:id="list123561489554985" text:continue-numbering="true" text:style-name="WWNum3">
        <text:list-item>
          <text:p text:style-name="P6"><text:span text:style-name="T18">-- 7) </text:span><text:span text:style-name="T6">Obtén los datos de los alumnos que son de Murcia y están en el primer curso de E.S.O.</text:span></text:p>
        </text:list-item>
      </text:list>
      <text:p text:style-name="P1"><text:span text:style-name="T1">SELECT</text:span><text:span text:style-name="T3"> * </text:span><text:span text:style-name="T1"><text:line-break/>FROM</text:span><text:span text:style-name="T3"> alumnos</text:span><text:span text:style-name="T4">2</text:span><text:span text:style-name="T3"> </text:span><text:span text:style-name="T1"><text:line-break/>WHERE</text:span><text:span text:style-name="T3"> localidad = </text:span><text:span text:style-name="T14">'Murcia'</text:span><text:span text:style-name="T3"> <text:line-break/></text:span><text:soft-page-break/><text:span text:style-name="T3"> <text:s/></text:span><text:span text:style-name="T1">AND</text:span><text:span text:style-name="T3"> nivel = </text:span><text:span text:style-name="T14">'ESO'</text:span><text:span text:style-name="T3"> </text:span><text:span text:style-name="T1"><text:line-break/> <text:s/>AND</text:span><text:span text:style-name="T3"> curso = </text:span><text:span text:style-name="T14">1</text:span><text:span text:style-name="T3">;</text:span></text:p>
      <text:list xml:id="list123561638647532" text:continue-numbering="true" text:style-name="WWNum3">
        <text:list-item>
          <text:p text:style-name="P6"><text:span text:style-name="T18">-- 8) </text:span><text:span text:style-name="T6">Muestra los alumnos que son de Lorca, están en segundo curso de Bachillerato y tienen más de 10 faltas.</text:span></text:p>
        </text:list-item>
      </text:list>
      <text:p text:style-name="P1"><text:span text:style-name="T1">SELECT</text:span><text:span text:style-name="T3"> * </text:span><text:span text:style-name="T1"><text:line-break/>FROM</text:span><text:span text:style-name="T3"> alumnos</text:span><text:span text:style-name="T4">2</text:span><text:span text:style-name="T3"> </text:span><text:span text:style-name="T1"><text:line-break/>WHERE</text:span><text:span text:style-name="T3"> localidad = </text:span><text:span text:style-name="T14">'Lorca'</text:span><text:span text:style-name="T3"> </text:span><text:span text:style-name="T1"><text:line-break/> <text:s/>AND</text:span><text:span text:style-name="T3"> nivel = </text:span><text:span text:style-name="T14">'BACHILLER'</text:span><text:span text:style-name="T3"> </text:span><text:span text:style-name="T1"><text:line-break/> <text:s/>AND</text:span><text:span text:style-name="T3"> curso = </text:span><text:span text:style-name="T14">2</text:span><text:span text:style-name="T3"><text:line-break/> <text:s/></text:span><text:span text:style-name="T1">AND</text:span><text:span text:style-name="T3"> faltas &gt; </text:span><text:span text:style-name="T14">10</text:span><text:span text:style-name="T3">;</text:span></text:p>
      <text:list xml:id="list123561456137847" text:continue-numbering="true" text:style-name="WWNum3">
        <text:list-item>
          <text:p text:style-name="P6"><text:span text:style-name="T18">-- 9) </text:span><text:span text:style-name="T6">Obtén los datos de aquellos alumnos que son de Murcia ordenados por nombre.</text:span></text:p>
        </text:list-item>
      </text:list>
      <text:p text:style-name="P1"><text:span text:style-name="T1">SELECT</text:span><text:span text:style-name="T3"> * </text:span><text:span text:style-name="T1"><text:line-break/>FROM</text:span><text:span text:style-name="T3"> alumnos</text:span><text:span text:style-name="T4">2</text:span><text:span text:style-name="T3"> </text:span><text:span text:style-name="T1"><text:line-break/>WHERE</text:span><text:span text:style-name="T3"> localidad = </text:span><text:span text:style-name="T14">'Murcia'</text:span><text:span text:style-name="T3"> </text:span><text:span text:style-name="T1"><text:line-break/>ORDER BY</text:span><text:span text:style-name="T3"> nombre;</text:span></text:p>
      <text:list xml:id="list123560187338073" text:continue-numbering="true" text:style-name="WWNum3">
        <text:list-item>
          <text:p text:style-name="P6"><text:span text:style-name="T18">-- 10) </text:span><text:span text:style-name="T6">Obtén los datos de todos los alumnos ordenados por nivel, y dentro de cada nivel por curso.</text:span></text:p>
        </text:list-item>
      </text:list>
      <text:p text:style-name="P1"><text:span text:style-name="T1">SELECT</text:span><text:span text:style-name="T3"> nivel, nombre, curso </text:span><text:span text:style-name="T1"><text:line-break/>FROM</text:span><text:span text:style-name="T3"> alumnos</text:span><text:span text:style-name="T4">2</text:span><text:span text:style-name="T3"> </text:span><text:span text:style-name="T1"><text:line-break/>ORDER BY</text:span><text:span text:style-name="T3"> nivel, curso;</text:span></text:p>
      <text:list xml:id="list123560973574430" text:continue-numbering="true" text:style-name="WWNum3">
        <text:list-item>
          <text:p text:style-name="P6"><text:span text:style-name="T18">-- 11) </text:span><text:span text:style-name="T6">Muestra los datos de aquellos alumnos que tengan más de 10 faltas en primer o segundo curso.</text:span></text:p>
        </text:list-item>
      </text:list>
      <text:p text:style-name="P1"><text:span text:style-name="T1">SELECT</text:span><text:span text:style-name="T3"> nombre, faltas, curso </text:span><text:span text:style-name="T1"><text:line-break/>FROM</text:span><text:span text:style-name="T3"> alumnos</text:span><text:span text:style-name="T4">2</text:span><text:span text:style-name="T3"> </text:span><text:span text:style-name="T1"><text:line-break/>WHERE</text:span><text:span text:style-name="T3"> faltas &gt; </text:span><text:span text:style-name="T14">10</text:span><text:span text:style-name="T3"> <text:line-break/> <text:s/></text:span><text:span text:style-name="T1">AND</text:span><text:span text:style-name="T3"> (curso = </text:span><text:span text:style-name="T14">1</text:span><text:span text:style-name="T3"> </text:span><text:span text:style-name="T1">OR</text:span><text:span text:style-name="T3"> curso = </text:span><text:span text:style-name="T14">2</text:span><text:span text:style-name="T3">);</text:span></text:p>
      <text:p text:style-name="P4"> </text:p>
      <text:p text:style-name="P1"><text:soft-page-break/><text:span text:style-name="T1">SELECT</text:span><text:span text:style-name="T3"> nombre, faltas, curso </text:span><text:span text:style-name="T1"><text:line-break/>FROM</text:span><text:span text:style-name="T3"> alumnos</text:span><text:span text:style-name="T4">2</text:span><text:span text:style-name="T3"> </text:span><text:span text:style-name="T1"><text:line-break/>WHERE</text:span><text:span text:style-name="T3"> faltas &gt; </text:span><text:span text:style-name="T14">10</text:span><text:span text:style-name="T3"> <text:line-break/> <text:s/></text:span><text:span text:style-name="T1">AND</text:span><text:span text:style-name="T3"> curso </text:span><text:span text:style-name="T1">IN</text:span><text:span text:style-name="T3"> (</text:span><text:span text:style-name="T14">1</text:span><text:span text:style-name="T3">, </text:span><text:span text:style-name="T14">2</text:span><text:span text:style-name="T3">);</text:span></text:p>
      <text:list xml:id="list123560244743535" text:continue-numbering="true" text:style-name="WWNum3">
        <text:list-item>
          <text:p text:style-name="P6"><text:span text:style-name="T18">-- 12) </text:span><text:span text:style-name="T6">Muestra los datos de todos aquellos alumnos que tengan menos de 10 faltas en 3 o 4 curso y además sean de Murcia.</text:span></text:p>
        </text:list-item>
        <text:list-item>
          <text:p text:style-name="P9"><text:span text:style-name="T1">SELECT</text:span><text:span text:style-name="T3"> nombre, faltas, curso, localidad </text:span><text:span text:style-name="T1"><text:line-break/>FROM</text:span><text:span text:style-name="T3"> alumnos</text:span><text:span text:style-name="T4">2</text:span><text:span text:style-name="T3"> </text:span><text:span text:style-name="T1"><text:line-break/>WHERE</text:span><text:span text:style-name="T3"> faltas &lt; </text:span><text:span text:style-name="T14">10</text:span><text:span text:style-name="T3"> </text:span><text:span text:style-name="T1"><text:s text:c="2"/>AND</text:span><text:span text:style-name="T3"> localidad = </text:span><text:span text:style-name="T14">'Murcia'</text:span><text:span text:style-name="T3"> </text:span><text:span text:style-name="T1"><text:s text:c="2"/>AND</text:span><text:span text:style-name="T3"> (curso = </text:span><text:span text:style-name="T14">3</text:span><text:span text:style-name="T3"> or curso = </text:span><text:span text:style-name="T14">4</text:span><text:span text:style-name="T3">);</text:span></text:p>
        </text:list-item>
      </text:list>
      <text:p text:style-name="P4"> </text:p>
      <text:p text:style-name="P1"><text:span text:style-name="T1">SELECT</text:span><text:span text:style-name="T3"> * </text:span><text:span text:style-name="T1"><text:line-break/>FROM</text:span><text:span text:style-name="T3"> alumnos </text:span><text:span text:style-name="T1"><text:line-break/>WHERE</text:span><text:span text:style-name="T3"> faltas &lt; </text:span><text:span text:style-name="T14">10</text:span><text:span text:style-name="T3"> </text:span><text:span text:style-name="T1"><text:s text:c="2"/>AND</text:span><text:span text:style-name="T3"> localidad = </text:span><text:span text:style-name="T14">'Murcia'</text:span><text:span text:style-name="T3"> </text:span><text:span text:style-name="T1"><text:s text:c="2"/>AND</text:span><text:span text:style-name="T3"> curso </text:span><text:span text:style-name="T1">IN</text:span><text:span text:style-name="T3"> (</text:span><text:span text:style-name="T14">3</text:span><text:span text:style-name="T3">, </text:span><text:span text:style-name="T14">4</text:span><text:span text:style-name="T3">);</text:span></text:p>
      <text:list xml:id="list123560440663723" text:continue-numbering="true" text:style-name="WWNum3">
        <text:list-item>
          <text:p text:style-name="P6"><text:span text:style-name="T18">-- 13) </text:span><text:span text:style-name="T6">Obtén con una consulta todos los cursos que hay sin repeticiones (DISTINCT).</text:span></text:p>
        </text:list-item>
      </text:list>
      <text:p text:style-name="P1"><text:span text:style-name="T1">SELECT DISTINCT</text:span><text:span text:style-name="T3"> curso </text:span><text:span text:style-name="T1"><text:line-break/>FROM</text:span><text:span text:style-name="T3"> alumnos</text:span><text:span text:style-name="T4">2</text:span><text:span text:style-name="T3">;</text:span><text:span text:style-name="T6"> </text:span></text:p>
      <text:p text:style-name="P1"><text:span text:style-name="T1">SELECT DISTINCT</text:span><text:span text:style-name="T3"> nivel </text:span><text:span text:style-name="T1"><text:line-break/>FROM</text:span><text:span text:style-name="T3"> alumnos</text:span><text:span text:style-name="T4">2</text:span><text:span text:style-name="T3">;</text:span></text:p>
      <text:p text:style-name="P1"><text:span text:style-name="T1">SELECT DISTINCT</text:span><text:span text:style-name="T3"> localidad </text:span><text:span text:style-name="T1"><text:line-break/>FROM</text:span><text:span text:style-name="T3"> alumnos</text:span><text:span text:style-name="T5">2</text:span><text:span text:style-name="T3">;</text:span></text:p>
      <text:list xml:id="list123561096340835" text:continue-numbering="true" text:style-name="WWNum3">
        <text:list-item>
          <text:p text:style-name="P6"><text:span text:style-name="T18">-- 14) </text:span><text:span text:style-name="T6">Obtén los datos de los alumnos que no tengan 10 faltas en 1o de E.S.O.</text:span></text:p>
        </text:list-item>
      </text:list>
      <text:p text:style-name="P1"><text:span text:style-name="T1">SELECT</text:span><text:span text:style-name="T3"> nombre, faltas, curso, nivel </text:span><text:span text:style-name="T1"><text:line-break/>FROM</text:span><text:span text:style-name="T3"> alumnos</text:span><text:span text:style-name="T5">2</text:span><text:span text:style-name="T1"><text:line-break/>WHERE</text:span><text:span text:style-name="T3"> faltas &lt;&gt; </text:span><text:span text:style-name="T14">10</text:span><text:span text:style-name="T3"> <text:line-break/></text:span><text:soft-page-break/><text:span text:style-name="T3"> <text:s/></text:span><text:span text:style-name="T1">AND</text:span><text:span text:style-name="T3"> nivel = </text:span><text:span text:style-name="T14">'ESO'</text:span><text:span text:style-name="T3"> </text:span><text:span text:style-name="T1"><text:line-break/> <text:s/>AND</text:span><text:span text:style-name="T3"> curso = </text:span><text:span text:style-name="T14">1</text:span><text:span text:style-name="T3">;</text:span></text:p>
      <text:list xml:id="list123561340778636" text:continue-numbering="true" text:style-name="WWNum3">
        <text:list-item>
          <text:p text:style-name="P6"><text:span text:style-name="T18">-- 15) </text:span><text:span text:style-name="T6">Muestra los datos de aquellos alumnos cuyo nombre empiece por la letra 'B'.</text:span></text:p>
        </text:list-item>
      </text:list>
      <text:p text:style-name="P1"><text:span text:style-name="T1">SELECT</text:span><text:span text:style-name="T3"> nombre <text:line-break/></text:span><text:span text:style-name="T1">FROM</text:span><text:span text:style-name="T3"> alumnos</text:span><text:span text:style-name="T5">2</text:span><text:span text:style-name="T3"> </text:span><text:span text:style-name="T1"><text:line-break/>WHERE</text:span><text:span text:style-name="T3"> nombre </text:span><text:span text:style-name="T1">LIKE</text:span><text:span text:style-name="T3"> </text:span><text:span text:style-name="T14">'B%</text:span><text:span text:style-name="T3">';</text:span></text:p>
      <text:list xml:id="list123559905384226" text:continue-numbering="true" text:style-name="WWNum3">
        <text:list-item>
          <text:p text:style-name="P6"><text:span text:style-name="T18">-- 16) </text:span><text:span text:style-name="T6">Con una consulta obtén los alumnos que son de Murcia y cuyo nombre termina con una letra 'O'.</text:span></text:p>
        </text:list-item>
      </text:list>
      <text:p text:style-name="P1"><text:span text:style-name="T1">SELECT</text:span><text:span text:style-name="T3"> nombre, localidad <text:line-break/></text:span><text:span text:style-name="T1">FROM</text:span><text:span text:style-name="T3"> alumnos</text:span><text:span text:style-name="T5">2</text:span><text:span text:style-name="T3"> </text:span><text:span text:style-name="T1"><text:line-break/>WHERE</text:span><text:span text:style-name="T3"> nombre </text:span><text:span text:style-name="T1">LIKE</text:span><text:span text:style-name="T3"> </text:span><text:span text:style-name="T14">'%o'</text:span><text:span text:style-name="T3"> </text:span><text:span text:style-name="T1"><text:line-break/> <text:s/>AND</text:span><text:span text:style-name="T3"> localidad = </text:span><text:span text:style-name="T14">'Murcia</text:span><text:span text:style-name="T3">';</text:span></text:p>
      <text:list xml:id="list123560226801388" text:continue-numbering="true" text:style-name="WWNum3">
        <text:list-item>
          <text:p text:style-name="P6"><text:span text:style-name="T18">-- 17) </text:span><text:span text:style-name="T6">Muestra los datos de todos aquellos alumnos que están en 1o curso de E.S.O. Y tienen una letra 'U' en la segunda posición del nombre.</text:span></text:p>
        </text:list-item>
      </text:list>
      <text:p text:style-name="P1"><text:span text:style-name="T1">SELECT</text:span><text:span text:style-name="T3"> nombre, curso, nivel </text:span><text:span text:style-name="T1"><text:line-break/>FROM</text:span><text:span text:style-name="T3"> alumnos</text:span><text:span text:style-name="T5">2</text:span><text:span text:style-name="T3"> </text:span><text:span text:style-name="T1"><text:line-break/>WHERE</text:span><text:span text:style-name="T3"> curso = </text:span><text:span text:style-name="T14">1</text:span><text:span text:style-name="T3"> </text:span><text:span text:style-name="T1"><text:line-break/> <text:s/>AND</text:span><text:span text:style-name="T3"> nivel = </text:span><text:span text:style-name="T14">'ESO'</text:span><text:span text:style-name="T3"> </text:span><text:span text:style-name="T1"><text:line-break/> <text:s/>AND</text:span><text:span text:style-name="T3"> nombre </text:span><text:span text:style-name="T1">LIKE</text:span><text:span text:style-name="T3"> '</text:span><text:span text:style-name="T14">_u%'</text:span><text:span text:style-name="T3">;</text:span></text:p>
      <text:list xml:id="list123561002464656" text:continue-numbering="true" text:style-name="WWNum3">
        <text:list-item>
          <text:p text:style-name="P6"><text:span text:style-name="T18">-- 18) </text:span><text:span text:style-name="T6">Obtén los datos de los alumnos cuya columna “Faltas” es nula.</text:span></text:p>
        </text:list-item>
      </text:list>
      <text:p text:style-name="P1"><text:span text:style-name="T1">SELECT</text:span><text:span text:style-name="T3"> nombre, faltas <text:line-break/></text:span><text:span text:style-name="T1">FROM</text:span><text:span text:style-name="T3"> alumnos</text:span><text:span text:style-name="T5">2</text:span><text:span text:style-name="T3"> </text:span><text:span text:style-name="T1"><text:line-break/>WHERE</text:span><text:span text:style-name="T3"> faltas </text:span><text:span text:style-name="T1">IS</text:span><text:span text:style-name="T3"> </text:span><text:span text:style-name="T1">NULL</text:span><text:span text:style-name="T3"> ;</text:span></text:p>
      <text:list xml:id="list123560577472934" text:continue-numbering="true" text:style-name="WWNum3">
        <text:list-item>
          <text:p text:style-name="P6"><text:span text:style-name="T18">-- 19) </text:span><text:span text:style-name="T6">Muestra los datos de aquellos alumnos que tienen entre 10 y 20 faltas (BETWEEN). Ordena el resultado por nombre.</text:span></text:p>
        </text:list-item>
        <text:list-item>
          <text:p text:style-name="P9"><text:soft-page-break/><text:span text:style-name="T1">SELECT</text:span><text:span text:style-name="T3"> nombre, faltas </text:span><text:span text:style-name="T1"><text:line-break/>FROM</text:span><text:span text:style-name="T3"> alumnos</text:span><text:span text:style-name="T5">2</text:span><text:span text:style-name="T1"><text:line-break/>WHERE</text:span><text:span text:style-name="T3"> faltas </text:span><text:span text:style-name="T1">BETWEEN</text:span><text:span text:style-name="T3"> </text:span><text:span text:style-name="T14">10</text:span><text:span text:style-name="T3"> </text:span><text:span text:style-name="T1">AND</text:span><text:span text:style-name="T3"> </text:span><text:span text:style-name="T14">20</text:span></text:p>
        </text:list-item>
      </text:list>
      <text:p text:style-name="P1"><text:span text:style-name="T1">ORDER BY</text:span><text:span text:style-name="T3"> nombre;</text:span></text:p>
      <text:list xml:id="list123561604394235" text:continue-numbering="true" text:style-name="WWNum3">
        <text:list-item>
          <text:p text:style-name="P6"><text:span text:style-name="T18">-- 20) </text:span><text:span text:style-name="T6">Muestra los datos de los alumnos que tienen entre 10 y 20 faltas y además son de Murcia.</text:span></text:p>
        </text:list-item>
      </text:list>
      <text:p text:style-name="P1"><text:span text:style-name="T1">SELECT</text:span><text:span text:style-name="T3"> nombre, faltas, localidad </text:span><text:span text:style-name="T1"><text:line-break/>FROM</text:span><text:span text:style-name="T3"> alumnos</text:span><text:span text:style-name="T5">2</text:span><text:span text:style-name="T3"> </text:span><text:span text:style-name="T1"><text:line-break/>WHERE</text:span><text:span text:style-name="T3"> faltas </text:span><text:span text:style-name="T1">BETWEEN</text:span><text:span text:style-name="T3"> </text:span><text:span text:style-name="T14">10</text:span><text:span text:style-name="T3"> </text:span><text:span text:style-name="T1">AND</text:span><text:span text:style-name="T3"> </text:span><text:span text:style-name="T14">20</text:span><text:span text:style-name="T3"> </text:span><text:span text:style-name="T1"><text:line-break/> <text:s/>AND</text:span><text:span text:style-name="T3"> localidad = </text:span><text:span text:style-name="T14">'Murcia'</text:span><text:span text:style-name="T3">;</text:span></text:p>
      <text:list xml:id="list123561647994536" text:continue-numbering="true" text:style-name="WWNum3">
        <text:list-item>
          <text:p text:style-name="P6"><text:span text:style-name="T18">-- 21) </text:span><text:span text:style-name="T6">Muestra los datos de los alumnos que tienen entre 10 y 20 faltas, son de Murcia y están matriculados en 1o de E.S.O.</text:span></text:p>
        </text:list-item>
        <text:list-item>
          <text:p text:style-name="P9"><text:span text:style-name="T1">SELECT</text:span><text:span text:style-name="T3"> nombre, faltas, localidad, curso, nivel </text:span><text:span text:style-name="T1"><text:line-break/>FROM</text:span><text:span text:style-name="T3"> alumnos</text:span><text:span text:style-name="T5">2</text:span><text:span text:style-name="T3"> </text:span><text:span text:style-name="T1"><text:line-break/>WHERE</text:span><text:span text:style-name="T3"> faltas </text:span><text:span text:style-name="T1">BETWEEN</text:span><text:span text:style-name="T3"> </text:span><text:span text:style-name="T14">10</text:span><text:span text:style-name="T3"> </text:span><text:span text:style-name="T1">AND</text:span><text:span text:style-name="T3"> </text:span><text:span text:style-name="T14">20</text:span><text:span text:style-name="T3"> </text:span><text:span text:style-name="T1"><text:line-break/> <text:s/>AND</text:span><text:span text:style-name="T3"> localidad = </text:span><text:span text:style-name="T14">'Murcia'</text:span><text:span text:style-name="T3"> </text:span><text:span text:style-name="T1"><text:s/>AND</text:span><text:span text:style-name="T3"> curso = </text:span><text:span text:style-name="T14">1</text:span><text:span text:style-name="T3"> <text:s text:c="2"/></text:span><text:span text:style-name="T1">AND</text:span><text:span text:style-name="T3"> nivel = </text:span><text:span text:style-name="T14">'ESO'</text:span><text:span text:style-name="T3">;</text:span></text:p>
        </text:list-item>
        <text:list-item>
          <text:p text:style-name="P6"><text:span text:style-name="T18">-- 22) </text:span><text:span text:style-name="T6">Con una consulta muestra los datos de los alumnos cuyas faltas sean menores que 10 y mayores que 20.</text:span></text:p>
        </text:list-item>
      </text:list>
      <text:p text:style-name="P1"><text:span text:style-name="T1">SELECT</text:span><text:span text:style-name="T3"> nombre, faltas </text:span><text:span text:style-name="T1"><text:line-break/>FROM</text:span><text:span text:style-name="T3"> alumnos</text:span><text:span text:style-name="T5">2</text:span><text:span text:style-name="T3"> </text:span><text:span text:style-name="T1"><text:line-break/>WHERE</text:span><text:span text:style-name="T3"> faltas </text:span><text:span text:style-name="T1">NOT BETWEEN</text:span><text:span text:style-name="T3"> </text:span><text:span text:style-name="T14">10</text:span><text:span text:style-name="T3"> </text:span><text:span text:style-name="T1">AND</text:span><text:span text:style-name="T3"> </text:span><text:span text:style-name="T14">20</text:span><text:span text:style-name="T3">;</text:span><text:span text:style-name="T6"> </text:span></text:p>
      <text:p text:style-name="P1"><text:span text:style-name="T1">SELECT</text:span><text:span text:style-name="T3"> nombre, faltas </text:span><text:span text:style-name="T1"><text:line-break/>FROM</text:span><text:span text:style-name="T3"> alumnos</text:span><text:span text:style-name="T5">2</text:span><text:span text:style-name="T3"> </text:span><text:span text:style-name="T1"><text:line-break/>WHERE</text:span><text:span text:style-name="T3"> faltas &lt; </text:span><text:span text:style-name="T14">10</text:span><text:span text:style-name="T3"> <text:line-break/> <text:s/></text:span><text:span text:style-name="T1">OR</text:span><text:span text:style-name="T3"> faltas &gt; </text:span><text:span text:style-name="T14">20</text:span><text:span text:style-name="T3">;</text:span></text:p>
      <text:list xml:id="list123559936150031" text:continue-numbering="true" text:style-name="WWNum3">
        <text:list-item>
          <text:p text:style-name="P6"><text:span text:style-name="T18">-- 23) </text:span><text:span text:style-name="T6">Muestra los datos de los alumnos cuya fecha de nacimiento comprenda los años 1993 y 1994. Ordena el resultado por nombre.</text:span></text:p>
        </text:list-item>
      </text:list>
      <text:p text:style-name="P1"><text:soft-page-break/><text:span text:style-name="T1">SELECT</text:span><text:span text:style-name="T3"> nombre, fecha_nac </text:span><text:span text:style-name="T1"><text:line-break/>FROM</text:span><text:span text:style-name="T3"> alumnos</text:span><text:span text:style-name="T5">2</text:span><text:span text:style-name="T3"> </text:span><text:span text:style-name="T1"><text:line-break/>WHERE</text:span><text:span text:style-name="T3"> fecha_nac </text:span><text:span text:style-name="T1">BETWEEN</text:span><text:span text:style-name="T3"> </text:span><text:span text:style-name="T14">'1993-01-01'</text:span><text:span text:style-name="T3"> </text:span><text:span text:style-name="T1">AND</text:span><text:span text:style-name="T3"> </text:span><text:span text:style-name="T14">'1994-12-31'</text:span><text:span text:style-name="T3"> </text:span><text:span text:style-name="T1"><text:line-break/>ORDER BY</text:span><text:span text:style-name="T3"> nombre;</text:span></text:p>
      <text:list xml:id="list123560330741924" text:continue-numbering="true" text:style-name="WWNum3">
        <text:list-item>
          <text:p text:style-name="P6"><text:span text:style-name="T18">-- 24) </text:span><text:span text:style-name="T6">Muestra los datos de los alumnos que sean de primer o segundo curso (no importa que sean de E.S.O. O Bachiller). Utiliza el operador IN.</text:span></text:p>
        </text:list-item>
      </text:list>
      <text:p text:style-name="P1"><text:span text:style-name="T1">SELECT</text:span><text:span text:style-name="T3"> nombre, curso, nivel </text:span><text:span text:style-name="T1"><text:line-break/>FROM</text:span><text:span text:style-name="T3"> alumnos</text:span><text:span text:style-name="T5">2</text:span><text:span text:style-name="T3"> </text:span><text:span text:style-name="T1"><text:line-break/>WHERE</text:span><text:span text:style-name="T3"> curso </text:span><text:span text:style-name="T1">IN</text:span><text:span text:style-name="T3"> (</text:span><text:span text:style-name="T14">1</text:span><text:span text:style-name="T3">, </text:span><text:span text:style-name="T14">2</text:span><text:span text:style-name="T3">);</text:span></text:p>
      <text:list xml:id="list123559895188790" text:continue-numbering="true" text:style-name="WWNum3">
        <text:list-item>
          <text:p text:style-name="P6"><text:span text:style-name="T18">-- 25) </text:span><text:span text:style-name="T6">Obtén los datos de aquellos alumnos que sean de tercer o cuarto curso y sean de Murcia. Utiliza el operador IN.</text:span></text:p>
        </text:list-item>
      </text:list>
      <text:p text:style-name="P1"><text:span text:style-name="T1">SELECT</text:span><text:span text:style-name="T3"> nombre, curso, localidad </text:span><text:span text:style-name="T1"><text:line-break/>FROM</text:span><text:span text:style-name="T3"> alumnos</text:span><text:span text:style-name="T5">2</text:span><text:span text:style-name="T3"> </text:span><text:span text:style-name="T1"><text:line-break/>WHERE</text:span><text:span text:style-name="T3"> curso </text:span><text:span text:style-name="T1">IN</text:span><text:span text:style-name="T3"> (</text:span><text:span text:style-name="T14">3</text:span><text:span text:style-name="T3">, </text:span><text:span text:style-name="T14">4</text:span><text:span text:style-name="T3">) </text:span><text:span text:style-name="T1"><text:line-break/> <text:s/>AND</text:span><text:span text:style-name="T3"> localidad = </text:span><text:span text:style-name="T14">'Murcia'</text:span><text:span text:style-name="T3">;</text:span></text:p>
      <text:list xml:id="list123559624483319" text:continue-numbering="true" text:style-name="WWNum3">
        <text:list-item>
          <text:p text:style-name="P6"><text:span text:style-name="T18">-- 26) </text:span><text:span text:style-name="T6">Muestra los datos de los alumnos que no sean de E.S.O, ordenados por curso y por nombre descendentemente. Utiliza el operador IN.</text:span></text:p>
        </text:list-item>
      </text:list>
      <text:p text:style-name="P1"><text:span text:style-name="T1">SELECT</text:span><text:span text:style-name="T3"> nombre, curso, nivel </text:span><text:span text:style-name="T1"><text:line-break/>FROM</text:span><text:span text:style-name="T3"> alumnos</text:span><text:span text:style-name="T5">2</text:span><text:span text:style-name="T3"> </text:span><text:span text:style-name="T1"><text:line-break/>WHERE</text:span><text:span text:style-name="T3"> nivel </text:span><text:span text:style-name="T1">NOT IN</text:span><text:span text:style-name="T3"> (</text:span><text:span text:style-name="T14">'ESO'</text:span><text:span text:style-name="T3">) </text:span><text:span text:style-name="T1"><text:line-break/>ORDER BY</text:span><text:span text:style-name="T3"> curso </text:span><text:span text:style-name="T1">DESC</text:span><text:span text:style-name="T3">, nombre </text:span><text:span text:style-name="T1">DESC</text:span><text:span text:style-name="T3">;</text:span></text:p>
      <text:list xml:id="list123561048188230" text:continue-numbering="true" text:style-name="WWNum3">
        <text:list-item>
          <text:p text:style-name="P6"><text:span text:style-name="T18">-- 27) </text:span><text:span text:style-name="T6">Muestra los datos de los alumnos que sean de primer o segundo curso y no sean de Bachiller. Ordena el resultado por nombre.</text:span></text:p>
        </text:list-item>
      </text:list>
      <text:p text:style-name="P1"><text:span text:style-name="T1">SELECT</text:span><text:span text:style-name="T3"> nombre, curso, nivel </text:span><text:span text:style-name="T1"><text:line-break/>FROM</text:span><text:span text:style-name="T3"> alumnos</text:span><text:span text:style-name="T5">2</text:span><text:span text:style-name="T3"> </text:span><text:span text:style-name="T1"><text:line-break/>WHERE</text:span><text:span text:style-name="T3"> nivel &lt;&gt; </text:span><text:span text:style-name="T14">'BACHILLER'</text:span><text:span text:style-name="T1"><text:line-break/> <text:s/>AND</text:span><text:span text:style-name="T3"> (curso</text:span><text:span text:style-name="T1"> = </text:span><text:span text:style-name="T14">1</text:span><text:span text:style-name="T3"> </text:span><text:span text:style-name="T1">OR</text:span><text:span text:style-name="T3"> curso = </text:span><text:span text:style-name="T14">2</text:span><text:span text:style-name="T3">) </text:span><text:span text:style-name="T1"><text:line-break/>ORDER BY</text:span><text:span text:style-name="T3"> nombre;</text:span></text:p>
      <text:p text:style-name="P4"><text:soft-page-break/> </text:p>
      <text:p text:style-name="P1"><text:span text:style-name="T1">SELECT</text:span><text:span text:style-name="T3"> nombre, curso, nivel </text:span><text:span text:style-name="T1"><text:line-break/>FROM</text:span><text:span text:style-name="T3"> alumnos</text:span><text:span text:style-name="T5">2</text:span><text:span text:style-name="T3"> </text:span><text:span text:style-name="T1"><text:line-break/>WHERE</text:span><text:span text:style-name="T3"> nivel </text:span><text:span text:style-name="T1">NOT IN</text:span><text:span text:style-name="T3"> (</text:span><text:span text:style-name="T14">'BACHILLER'</text:span><text:span text:style-name="T3">) </text:span><text:span text:style-name="T1"><text:line-break/> <text:s/>AND</text:span><text:span text:style-name="T3"> curso</text:span><text:span text:style-name="T1"> IN</text:span><text:span text:style-name="T3"> (</text:span><text:span text:style-name="T14">1</text:span><text:span text:style-name="T3">, </text:span><text:span text:style-name="T14">2</text:span><text:span text:style-name="T3">) </text:span><text:span text:style-name="T1"><text:line-break/>ORDER BY</text:span><text:span text:style-name="T3"> nombre;</text:span></text:p>
      <text:list xml:id="list123560269725936" text:continue-numbering="true" text:style-name="WWNum3">
        <text:list-item>
          <text:p text:style-name="P6"><text:span text:style-name="T18">-- 28) </text:span><text:span text:style-name="T6">Obtén los datos de los alumnos cuyo nombre empiece por la letra 'J', que tengan más de 10 faltas y no sean de Bachiller. Ordena el resultado por curso, y dentro de cada curso, por nombre.</text:span></text:p>
        </text:list-item>
      </text:list>
      <text:p text:style-name="P1"><text:span text:style-name="T1">SELECT</text:span><text:span text:style-name="T3"> nombre, faltas, curso, nivel </text:span><text:span text:style-name="T1"><text:line-break/>FROM</text:span><text:span text:style-name="T3"> alumnos</text:span><text:span text:style-name="T5">2</text:span><text:span text:style-name="T1"><text:line-break/>WHERE</text:span><text:span text:style-name="T3"> nivel &lt;&gt; </text:span><text:span text:style-name="T14">'BACHILLER'</text:span><text:span text:style-name="T3"> <text:line-break/> <text:s/></text:span><text:span text:style-name="T1">AND</text:span><text:span text:style-name="T3"> faltas &gt; </text:span><text:span text:style-name="T14">10</text:span><text:span text:style-name="T3"><text:line-break/> <text:s/></text:span><text:span text:style-name="T1">AND</text:span><text:span text:style-name="T3"> nombre </text:span><text:span text:style-name="T1">LIKE</text:span><text:span text:style-name="T3"> </text:span><text:span text:style-name="T14">'J%'</text:span><text:span text:style-name="T3"> </text:span><text:span text:style-name="T1"><text:line-break/>ORDER BY</text:span><text:span text:style-name="T3"> curso, nombre;</text:span></text:p>
      <text:p text:style-name="P1"><text:span text:style-name="T1">SELECT</text:span><text:span text:style-name="T3"> nombre, faltas, curso, nivel </text:span><text:span text:style-name="T1"><text:line-break/>FROM</text:span><text:span text:style-name="T3"> alumnos</text:span><text:span text:style-name="T5">2</text:span><text:span text:style-name="T3"> </text:span><text:span text:style-name="T1"><text:line-break/>WHERE</text:span><text:span text:style-name="T3"> nivel &lt;&gt; </text:span><text:span text:style-name="T14">'BACHILLER'</text:span><text:span text:style-name="T3"> <text:line-break/> <text:s/></text:span><text:span text:style-name="T1">AND</text:span><text:span text:style-name="T3"> faltas &gt; </text:span><text:span text:style-name="T14">10</text:span><text:span text:style-name="T3"><text:line-break/> <text:s/></text:span><text:span text:style-name="T1">AND</text:span><text:span text:style-name="T3"> nombre &gt;= </text:span><text:span text:style-name="T14">'J'</text:span><text:span text:style-name="T3"> </text:span><text:span text:style-name="T1">AND</text:span><text:span text:style-name="T3"> nombre &lt; </text:span><text:span text:style-name="T14">'K'</text:span><text:span text:style-name="T1"><text:line-break/>ORDER BY</text:span><text:span text:style-name="T3"> curso, nombre;</text:span></text:p>
      <text:list xml:id="list123561063405392" text:continue-numbering="true" text:style-name="WWNum3">
        <text:list-item>
          <text:p text:style-name="P6"><text:span text:style-name="T18">-- 29) </text:span><text:span text:style-name="T6">Con una consulta obtén el expediente, nombre, curso y nivel de todos los alumnos ordenado por curso, nivel ascendentemente y nombre descendentemente cuyo nivel no sea 'BACHILLER'.</text:span></text:p>
        </text:list-item>
      </text:list>
      <text:p text:style-name="P1"><text:span text:style-name="T1">SELECT</text:span><text:span text:style-name="T3"> expediente, nombre, curso, nivel </text:span><text:span text:style-name="T1"><text:line-break/>FROM</text:span><text:span text:style-name="T3"> alumnos</text:span><text:span text:style-name="T5">2</text:span><text:span text:style-name="T3"> </text:span><text:span text:style-name="T1"><text:line-break/>WHERE</text:span><text:span text:style-name="T3"> nivel &lt;&gt; </text:span><text:span text:style-name="T14">'Bachiller'</text:span><text:span text:style-name="T1"><text:line-break/>ORDER BY</text:span><text:span text:style-name="T3"> curso, nivel, nombre </text:span><text:span text:style-name="T1">DESC</text:span><text:span text:style-name="T3">;</text:span></text:p>
      <text:list xml:id="list123560354823071" text:continue-numbering="true" text:style-name="WWNum3">
        <text:list-item>
          <text:p text:style-name="P6"><text:span text:style-name="T18">-- 30) </text:span><text:span text:style-name="T6">Con una consulta obtén el nombre de cada alumno en mayúscula cuya localidad sea Murcia.</text:span></text:p>
        </text:list-item>
      </text:list>
      <text:p text:style-name="P1"><text:soft-page-break/><text:span text:style-name="T1">SELECT</text:span><text:span text:style-name="T3"> </text:span><text:span text:style-name="T1">upper</text:span><text:span text:style-name="T3">(nombre) </text:span><text:span text:style-name="T1"><text:line-break/>FROM</text:span><text:span text:style-name="T3"> alumnos</text:span><text:span text:style-name="T5">2</text:span><text:span text:style-name="T3"> </text:span><text:span text:style-name="T1"><text:line-break/>WHERE</text:span><text:span text:style-name="T3"> localidad = </text:span><text:span text:style-name="T14">'Murcia'</text:span><text:span text:style-name="T3">;</text:span></text:p>
      <text:list xml:id="list123560193758030" text:continue-numbering="true" text:style-name="WWNum3">
        <text:list-item>
          <text:p text:style-name="P6"><text:span text:style-name="T18">-- 31) </text:span><text:span text:style-name="T6">Muestra el nombre de cada alumno en mayúscula y la localidad a la que pertenecen en minúscula, ordenados por localidad.</text:span></text:p>
        </text:list-item>
      </text:list>
      <text:p text:style-name="P1"><text:span text:style-name="T1">SELECT</text:span><text:span text:style-name="T3"> </text:span><text:span text:style-name="T1">upper</text:span><text:span text:style-name="T3">(nombre), </text:span><text:span text:style-name="T1">lower</text:span><text:span text:style-name="T3">(localidad) </text:span><text:span text:style-name="T1"><text:line-break/>FROM</text:span><text:span text:style-name="T3"> alumnos</text:span><text:span text:style-name="T5">2</text:span><text:span text:style-name="T3"> </text:span><text:span text:style-name="T1"><text:line-break/>ORDER BY</text:span><text:span text:style-name="T3"> localidad;</text:span></text:p>
      <text:list xml:id="list123561058614423" text:continue-numbering="true" text:style-name="WWNum3">
        <text:list-item>
          <text:p text:style-name="P6"><text:span text:style-name="T18">-- 33) </text:span><text:span text:style-name="T6">Con una consulta obtén el nombre de cada alumno y la longitud de la cadena “Nombre”.</text:span></text:p>
        </text:list-item>
      </text:list>
      <text:p text:style-name="P1"><text:span text:style-name="T1">SELECT</text:span><text:span text:style-name="T3"> nombre, </text:span><text:span text:style-name="T1">length</text:span><text:span text:style-name="T3">(nombre) </text:span><text:span text:style-name="T1"><text:line-break/>FROM</text:span><text:span text:style-name="T3"> alumnos</text:span><text:span text:style-name="T5">2</text:span><text:span text:style-name="T3">;</text:span></text:p>
      <text:p text:style-name="P1"><text:span text:style-name="T1">SELECT</text:span><text:span text:style-name="T3"> nombre,<text:line-break/> <text:s/></text:span><text:span text:style-name="T1">length</text:span><text:span text:style-name="T3">(nombre) </text:span><text:span text:style-name="T19">numero_caracteres</text:span><text:span text:style-name="T3">, </text:span><text:span text:style-name="T1"><text:line-break/> <text:s/>replace</text:span><text:span text:style-name="T3">(nombre, </text:span><text:span text:style-name="T14">' '</text:span><text:span text:style-name="T3">, </text:span><text:span text:style-name="T14">''</text:span><text:span text:style-name="T3">) </text:span><text:span text:style-name="T19">nombre_sin_espacios</text:span><text:span text:style-name="T3">,<text:line-break/> <text:s/></text:span><text:span text:style-name="T1">length</text:span><text:span text:style-name="T3">(</text:span><text:span text:style-name="T1">replace</text:span><text:span text:style-name="T3">(nombre, </text:span><text:span text:style-name="T14">' '</text:span><text:span text:style-name="T3">, </text:span><text:span text:style-name="T14">''</text:span><text:span text:style-name="T3">)) </text:span><text:span text:style-name="T19">numero_letras</text:span><text:span text:style-name="T3"> </text:span><text:span text:style-name="T1"><text:line-break/>FROM</text:span><text:span text:style-name="T3"> alumnos</text:span><text:span text:style-name="T5">2</text:span><text:span text:style-name="T3">;</text:span></text:p>
      <text:list xml:id="list123561394583681" text:continue-numbering="true" text:style-name="WWNum3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26T13:11:25.116000000</meta:creation-date>
    <dc:date>2022-01-31T12:35:43.009000000</dc:date>
    <meta:editing-duration>PT13M27S</meta:editing-duration>
    <meta:editing-cycles>5</meta:editing-cycles>
    <meta:generator>LibreOffice/7.2.2.2$Windows_X86_64 LibreOffice_project/02b2acce88a210515b4a5bb2e46cbfb63fe97d56</meta:generator>
    <meta:document-statistic meta:table-count="0" meta:image-count="0" meta:object-count="0" meta:page-count="10" meta:paragraph-count="90" meta:word-count="1503" meta:character-count="9429" meta:non-whitespace-character-count="7865"/>
  </office:meta>
</office:document-meta>
</file>